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800000077B3DAAB33CEA142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311636" officeooo:paragraph-rsid="00311636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3131d8" officeooo:paragraph-rsid="003131d8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315b02" officeooo:paragraph-rsid="00315b02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31e071" officeooo:paragraph-rsid="0031e071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33c6aa" officeooo:paragraph-rsid="0033c6aa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351acb" officeooo:paragraph-rsid="00351acb" style:font-size-asian="18pt" style:font-size-complex="18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20" style:family="paragraph" style:parent-style-name="Title">
      <style:text-properties style:font-name="Comic Sans MS" fo:font-size="26pt" officeooo:paragraph-rsid="00360e18" style:font-size-asian="26pt" style:font-size-complex="26pt"/>
    </style:style>
    <style:style style:name="P21" style:family="paragraph" style:parent-style-name="Table_20_Contents">
      <style:paragraph-properties fo:line-height="100%"/>
      <style:text-properties fo:font-size="18pt" officeooo:rsid="003a6ad8" officeooo:paragraph-rsid="003a6ad8" style:font-size-asian="18pt" style:font-size-complex="18pt"/>
    </style:style>
    <style:style style:name="P22" style:family="paragraph" style:parent-style-name="Title">
      <style:text-properties style:font-name="Comic Sans MS" fo:font-size="26pt" officeooo:rsid="001145c1" officeooo:paragraph-rsid="00360e18" style:font-size-asian="26pt" style:font-size-complex="26pt"/>
    </style:style>
    <style:style style:name="T1" style:family="text">
      <style:text-properties officeooo:rsid="00360e18"/>
    </style:style>
    <style:style style:name="T2" style:family="text">
      <style:text-properties officeooo:rsid="003a6a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/>Van:</text:p>
      <text:p text:style-name="P4"/>
      <text:p text:style-name="P20">Arduino <text:span text:style-name="T1">voor jonge tieners</text:span></text:p>
      <text:p text:style-name="P22">leskaart 1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>
          <table:table-cell table:style-name="Table.A2" table:number-rows-spanned="4" office:value-type="string">
            <text:p text:style-name="P19">1</text:p>
          </table:table-cell>
          <table:table-cell table:style-name="Table.B16" office:value-type="string">
            <text:p text:style-name="P10">1</text:p>
          </table:table-cell>
          <table:table-cell table:style-name="Table.C16" office:value-type="string">
            <text:p text:style-name="P10">Blink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2</text:p>
          </table:table-cell>
          <table:table-cell table:style-name="Table.C16" office:value-type="string">
            <text:p text:style-name="P10">Blink blink blink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3</text:p>
          </table:table-cell>
          <table:table-cell table:style-name="Table.C16" office:value-type="string">
            <text:p text:style-name="P13">Knop if … else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4</text:p>
          </table:table-cell>
          <table:table-cell table:style-name="Table.C16" office:value-type="string">
            <text:p text:style-name="P13">Knop flip</text:p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9">2</text:p>
          </table:table-cell>
          <table:table-cell table:style-name="Table.B16" office:value-type="string">
            <text:p text:style-name="P13">5</text:p>
          </table:table-cell>
          <table:table-cell table:style-name="Table.C16" office:value-type="string">
            <text:p text:style-name="P15">Blink 4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6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7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8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3">3</text:p>
          </table:table-cell>
          <table:table-cell table:style-name="Table.B16" office:value-type="string">
            <text:p text:style-name="P13">9</text:p>
          </table:table-cell>
          <table:table-cell table:style-name="Table.C16" office:value-type="string">
            <text:p text:style-name="P17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0</text:p>
          </table:table-cell>
          <table:table-cell table:style-name="Table.C16" office:value-type="string">
            <text:p text:style-name="P18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1</text:p>
          </table:table-cell>
          <table:table-cell table:style-name="Table.C16" office:value-type="string">
            <text:p text:style-name="P18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2</text:p>
          </table:table-cell>
          <table:table-cell table:style-name="Table.C16" office:value-type="string">
            <text:p text:style-name="P18"/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9">4</text:p>
          </table:table-cell>
          <table:table-cell table:style-name="Table.B16" office:value-type="string">
            <text:p text:style-name="P13">13</text:p>
          </table:table-cell>
          <table:table-cell table:style-name="Table.C16" office:value-type="string">
            <text:p text:style-name="P18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4</text:p>
          </table:table-cell>
          <table:table-cell table:style-name="Table.C16" office:value-type="string">
            <text:p text:style-name="P18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5</text:p>
          </table:table-cell>
          <table:table-cell table:style-name="Table.C16" office:value-type="string">
            <text:p text:style-name="P14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7" office:value-type="string">
            <text:p text:style-name="P13">16</text:p>
          </table:table-cell>
          <table:table-cell table:style-name="Table.C17" office:value-type="string">
            <text:p text:style-name="P11"/>
          </table:table-cell>
          <table:table-cell table:style-name="Table.D17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9-05-21T11:05:24.592748233</dc:date>
    <meta:editing-duration>PT53M55S</meta:editing-duration>
    <meta:editing-cycles>44</meta:editing-cycles>
    <meta:generator>LibreOffice/6.0.7.3$Linux_X86_64 LibreOffice_project/00m0$Build-3</meta:generator>
    <meta:document-statistic meta:table-count="1" meta:image-count="0" meta:object-count="0" meta:page-count="1" meta:paragraph-count="32" meta:word-count="43" meta:character-count="145" meta:non-whitespace-character-count="133"/>
  </office:meta>
</office:document-meta>
</file>